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Times New Roman1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: Lisa Seligman (IDA HR, Building 4850, Room 9733)</text:p>
      <text:p text:style-name="Text_20_body">From: David A. Wheeler (703-845-6662 or <text:a xlink:type="simple" xlink:href="mailto:dwheeler@ida.org">dwheeler@ida.org</text:a>)</text:p>
      <text:p text:style-name="Text_20_body">Subject: Course completion</text:p>
      <text:p text:style-name="Text_20_body"/>
      <text:p text:style-name="Text_20_body">Lisa –</text:p>
      <text:p text:style-name="Text_20_body">Here are several documents that demonstrate that I completed my course at George Mason University (GMU) in December 2009, as required by I<text:span text:style-name="T1">DA Practice 2-50</text:span>.</text:p>
      <text:p text:style-name="Text_20_body">In particular, I've included my complete academic transcript from GMU; near the end, you'll notice that in Fall 2009 I took "IT 999" and received an "S" (satisfactory) grade (that's how these are graded).</text:p>
      <text:p text:style-name="Text_20_body">At this point, I have completed my PhD program. <text:s/>Thus, I've also attached a copy of the committee signature sheet (dated December 2, 2009), showing that my department has accepted my dissertation. <text:s/>I've also attached the GMU thesis/dissertation/project transmittal sheet, showing that the GMU library has acknowledged and accepted receipt of my PhD dissertation.</text:p>
      <text:p text:style-name="Text_20_body">I suspect that you will want more information, but it may take a little while. <text:s/>GMU does not officially declare that I have graduated with a PhD until January 9, 2009, and it is my understanding that I won't receive official paperwork until even later. <text:s/>What's more, most of GMU's offices are closed for the holidays until 2010. <text:s/>So, I will provide more records as I can get them.</text:p>
      <text:p text:style-name="Text_20_body">Thank you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3M15S</meta:editing-duration>
    <meta:editing-cycles>3</meta:editing-cycles>
    <meta:generator>OpenOffice.org/3.1$Win32 OpenOffice.org_project/310m19$Build-9420</meta:generator>
    <dc:date>2009-12-28T11:44:01.91</dc:date>
    <meta:document-statistic meta:table-count="0" meta:image-count="0" meta:object-count="0" meta:page-count="1" meta:paragraph-count="9" meta:word-count="205" meta:character-count="1252"/>
    <dc:creator>David A. Wheeler</dc:creator>
    <meta:user-defined meta:name="Info 1"/>
    <meta:user-defined meta:name="Info 2"/>
    <meta:user-defined meta:name="Info 3"/>
    <meta:user-defined meta:name="Info 4"/>
  </office:meta>
</office:document-meta>
</file>